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5" style:family="text">
      <style:text-properties fo:font-family="Sans"/>
    </style:style>
    <style:style style:name="TB9.10" style:family="table-cell">
      <style:table-cell-properties fo:border="0.75pt outset #808080"/>
    </style:style>
    <style:style style:name="T10" style:family="table-cell">
      <style:table-cell-properties/>
    </style:style>
    <style:style style:name="c6" style:family="text">
      <style:text-properties fo:font-weight="bold" fo:font-family="Sans"/>
    </style:style>
    <style:style style:name="Table11" style:family="table">
      <style:table-properties table:border-model="collapsing"/>
    </style:style>
    <style:style style:name="c8" style:family="text">
      <style:text-properties fo:font-family="Sans"/>
    </style:style>
    <style:style style:name="Table9" style:family="table">
      <style:table-properties table:border-model="collapsing" table:align="center"/>
    </style:style>
    <style:style style:name="s4" style:family="section">
      <style:section-properties/>
    </style:style>
    <style:style style:name="s7" style:family="section">
      <style:section-properties/>
    </style:style>
    <style:style style:name="p1" style:family="paragraph">
      <style:paragraph-properties/>
    </style:style>
    <style:style style:name="c0" style:family="text">
      <style:text-properties fo:font-family="Sans"/>
    </style:style>
    <style:style style:name="TB11.12" style:family="table-cell">
      <style:table-cell-properties fo:border="0.75pt outset #808080"/>
    </style:style>
    <style:style style:name="T12" style:family="table-cell">
      <style:table-cell-properties/>
    </style:style>
  </office:automatic-styles>
  <office:body>
    <office:text>
      <text:p text:style-name="p1"/>
      <text:section>
        <text:p text:style-name="p1"><text:span text:style-name="c6">A company</text:span></text:p>
        <text:p text:style-name="p1"><text:span text:style-name="c6">321 City Street</text:span></text:p>
        <text:p text:style-name="p1"><text:span text:style-name="c6">Industry Park</text:span></text:p>
        <text:p text:style-name="p1"><text:span text:style-name="c6">Another country</text:span></text:p>
      </text:section>
      <text:p text:style-name="p1"><text:span text:style-name="c0">Mr Smith</text:span></text:p>
      <text:p text:style-name="p1"><text:span text:style-name="c0">12 High Street</text:span></text:p>
      <text:p text:style-name="p1"><text:span text:style-name="c0">Small Town</text:span></text:p>
      <text:p text:style-name="p1"><text:span text:style-name="c0">This country</text:span></text:p>
      <text:p text:style-name="p1"/>
      <text:p text:style-name="p1"><text:span text:style-name="c0">Date: 4 May 2023</text:span></text:p>
      <text:p text:style-name="p1"/>
      <text:section>
        <text:p text:style-name="p1"><text:span text:style-name="c0">I would like to place an order for the following items:</text:span></text:p>
        <text:p text:style-name="p1"/>
        <text:p text:style-name="p1"/>
        <table:table table:style-name="Table9">
          <table:table-column table:number-columns-repeated="2"/>
          <table:table-row>
            <table:table-cell table:style-name="TB9.10">
              <text:p text:style-name="p1"><text:span text:style-name="c6">Product</text:span></text:p>
            </table:table-cell>
            <table:table-cell table:style-name="TB9.10">
              <text:p text:style-name="p1"><text:span text:style-name="c6">Quantity</text:span></text:p>
            </table:table-cell>
          </table:table-row>
          <table:table-row>
            <table:table-cell table:style-name="TB9.10">
              <text:p text:style-name="p1"><text:span text:style-name="c0">T-shirt</text:span></text:p>
            </table:table-cell>
            <table:table-cell table:style-name="TB9.10">
              <text:p text:style-name="p1"><text:span text:style-name="c0">5</text:span></text:p>
            </table:table-cell>
          </table:table-row>
          <table:table-row>
            <table:table-cell table:style-name="TB9.10">
              <text:p text:style-name="p1"><text:span text:style-name="c0">Badge</text:span></text:p>
            </table:table-cell>
            <table:table-cell table:style-name="TB9.10">
              <text:p text:style-name="p1"><text:span text:style-name="c0">6</text:span></text:p>
            </table:table-cell>
          </table:table-row>
          <table:table-row>
            <table:table-cell table:style-name="TB9.10">
              <text:p text:style-name="p1"><text:span text:style-name="c0">Reference book</text:span></text:p>
            </table:table-cell>
            <table:table-cell table:style-name="TB9.10">
              <text:p text:style-name="p1"><text:span text:style-name="c0">1</text:span></text:p>
            </table:table-cell>
          </table:table-row>
          <table:table-row>
            <table:table-cell table:style-name="TB9.10">
              <text:p text:style-name="p1"><text:span text:style-name="c0">Coffee cup</text:span></text:p>
            </table:table-cell>
            <table:table-cell table:style-name="TB9.10">
              <text:p text:style-name="p1"><text:span text:style-name="c0">8</text:span></text:p>
            </table:table-cell>
          </table:table-row>
        </table:table>
        <text:p text:style-name="p1"/>
      </text:section>
      <text:p text:style-name="p1"/>
      <text:p text:style-name="p1"><text:span text:style-name="c0">Please update my records to take account of the following privacy information:</text:span></text:p>
      <text:p text:style-name="p1"/>
      <table:table table:style-name="Table11">
        <table:table-column table:number-columns-repeated="2"/>
        <table:table-row>
          <table:table-cell table:style-name="TB11.12">
            <text:p text:style-name="p1"><text:span text:style-name="c6">X</text:span></text:p>
          </table:table-cell>
          <table:table-cell table:style-name="TB11.12">
            <text:p text:style-name="p1"><text:span text:style-name="c0">I want to receive more information about your company's products and special offers.</text:span></text:p>
          </table:table-cell>
        </table:table-row>
        <table:table-row>
          <table:table-cell table:style-name="TB11.12">
            <text:p text:style-name="p1"/>
          </table:table-cell>
          <table:table-cell table:style-name="TB11.12">
            <text:p text:style-name="p1"><text:span text:style-name="c0">I do not want to receive any promotional information from your company.</text:span></text:p>
          </table:table-cell>
        </table:table-row>
      </table:table>
      <text:p text:style-name="p1"/>
      <text:p text:style-name="p1"><text:span text:style-name="c0">Sincerely,</text:span></text:p>
      <text:p text:style-name="p1"/>
      <text:p text:style-name="p1"/>
      <text:p text:style-name="p1"><text:span text:style-name="c0">Mr Smith</text:span></text:p>
    </office:text>
  </office:body>
</office:document-content>
</file>